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_LAr_refraction_index_110-700nm" table:style-name="ta1">
        <table:shapes>
          <draw:frame draw:z-index="0" draw:style-name="gr1" draw:text-style-name="P1" svg:width="6.2988in" svg:height="3.5429in" svg:x="4.1154in" svg:y="44.7244in">
            <draw:object draw:notify-on-update-of-ranges="'1_LAr_refraction_index_110-700nm'.A1:'1_LAr_refraction_index_110-700nm'.A274 '1_LAr_refraction_index_110-700nm'.B1:'1_LAr_refraction_index_110-700nm'.B27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10.504201680672" calcext:value-type="float">
            <text:p>110.504201680672</text:p>
          </table:table-cell>
          <table:table-cell office:value-type="float" office:value="1.79005235602094" calcext:value-type="float">
            <text:p>1.79005235602094</text:p>
          </table:table-cell>
          <table:table-cell/>
        </table:table-row>
        <table:table-row table:style-name="ro1">
          <table:table-cell office:value-type="float" office:value="110.924369747899" calcext:value-type="float">
            <text:p>110.924369747899</text:p>
          </table:table-cell>
          <table:table-cell office:value-type="float" office:value="1.76989528795812" calcext:value-type="float">
            <text:p>1.76989528795812</text:p>
          </table:table-cell>
          <table:table-cell table:formula="of:=[.A2]-[.A1]" office:value-type="float" office:value="0.420168067226996" calcext:value-type="float">
            <text:p>0.420168067226996</text:p>
          </table:table-cell>
        </table:table-row>
        <table:table-row table:style-name="ro1">
          <table:table-cell office:value-type="float" office:value="110.924369747899" calcext:value-type="float">
            <text:p>110.924369747899</text:p>
          </table:table-cell>
          <table:table-cell office:value-type="float" office:value="1.74973821989529" calcext:value-type="float">
            <text:p>1.74973821989529</text:p>
          </table:table-cell>
          <table:table-cell table:formula="of:=[.A3]-[.A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344537815126" calcext:value-type="float">
            <text:p>111.344537815126</text:p>
          </table:table-cell>
          <table:table-cell office:value-type="float" office:value="1.72866492146597" calcext:value-type="float">
            <text:p>1.72866492146597</text:p>
          </table:table-cell>
          <table:table-cell table:formula="of:=[.A4]-[.A3]" office:value-type="float" office:value="0.42016806722701" calcext:value-type="float">
            <text:p>0.42016806722701</text:p>
          </table:table-cell>
        </table:table-row>
        <table:table-row table:style-name="ro1">
          <table:table-cell office:value-type="float" office:value="111.974789915966" calcext:value-type="float">
            <text:p>111.974789915966</text:p>
          </table:table-cell>
          <table:table-cell office:value-type="float" office:value="1.70667539267016" calcext:value-type="float">
            <text:p>1.70667539267016</text:p>
          </table:table-cell>
          <table:table-cell table:formula="of:=[.A5]-[.A4]" office:value-type="float" office:value="0.630252100839996" calcext:value-type="float">
            <text:p>0.630252100839996</text:p>
          </table:table-cell>
        </table:table-row>
        <table:table-row table:style-name="ro1">
          <table:table-cell office:value-type="float" office:value="112.18487394958" calcext:value-type="float">
            <text:p>112.18487394958</text:p>
          </table:table-cell>
          <table:table-cell office:value-type="float" office:value="1.68560209424084" calcext:value-type="float">
            <text:p>1.68560209424084</text:p>
          </table:table-cell>
          <table:table-cell table:formula="of:=[.A6]-[.A5]" office:value-type="float" office:value="0.210084033613995" calcext:value-type="float">
            <text:p>0.210084033613995</text:p>
          </table:table-cell>
        </table:table-row>
        <table:table-row table:style-name="ro1">
          <table:table-cell office:value-type="float" office:value="112.605042016807" calcext:value-type="float">
            <text:p>112.605042016807</text:p>
          </table:table-cell>
          <table:table-cell office:value-type="float" office:value="1.66178010471204" calcext:value-type="float">
            <text:p>1.66178010471204</text:p>
          </table:table-cell>
          <table:table-cell table:formula="of:=[.A7]-[.A6]" office:value-type="float" office:value="0.42016806722701" calcext:value-type="float">
            <text:p>0.42016806722701</text:p>
          </table:table-cell>
        </table:table-row>
        <table:table-row table:style-name="ro1">
          <table:table-cell office:value-type="float" office:value="113.025210084034" calcext:value-type="float">
            <text:p>113.025210084034</text:p>
          </table:table-cell>
          <table:table-cell office:value-type="float" office:value="1.63979057591623" calcext:value-type="float">
            <text:p>1.63979057591623</text:p>
          </table:table-cell>
          <table:table-cell table:formula="of:=[.A8]-[.A7]" office:value-type="float" office:value="0.420168067226996" calcext:value-type="float">
            <text:p>0.420168067226996</text:p>
          </table:table-cell>
        </table:table-row>
        <table:table-row table:style-name="ro1">
          <table:table-cell office:value-type="float" office:value="113.445378151261" calcext:value-type="float">
            <text:p>113.445378151261</text:p>
          </table:table-cell>
          <table:table-cell office:value-type="float" office:value="1.61871727748691" calcext:value-type="float">
            <text:p>1.61871727748691</text:p>
          </table:table-cell>
          <table:table-cell table:formula="of:=[.A9]-[.A8]" office:value-type="float" office:value="0.420168067226996" calcext:value-type="float">
            <text:p>0.420168067226996</text:p>
          </table:table-cell>
        </table:table-row>
        <table:table-row table:style-name="ro1">
          <table:table-cell office:value-type="float" office:value="114.285714285714" calcext:value-type="float">
            <text:p>114.285714285714</text:p>
          </table:table-cell>
          <table:table-cell office:value-type="float" office:value="1.59947643979058" calcext:value-type="float">
            <text:p>1.59947643979058</text:p>
          </table:table-cell>
          <table:table-cell table:formula="of:=[.A10]-[.A9]" office:value-type="float" office:value="0.840336134452997" calcext:value-type="float">
            <text:p>0.840336134452997</text:p>
          </table:table-cell>
        </table:table-row>
        <table:table-row table:style-name="ro1">
          <table:table-cell office:value-type="float" office:value="114.915966386555" calcext:value-type="float">
            <text:p>114.915966386555</text:p>
          </table:table-cell>
          <table:table-cell office:value-type="float" office:value="1.57931937172775" calcext:value-type="float">
            <text:p>1.57931937172775</text:p>
          </table:table-cell>
          <table:table-cell table:formula="of:=[.A11]-[.A10]" office:value-type="float" office:value="0.630252100841005" calcext:value-type="float">
            <text:p>0.630252100841005</text:p>
          </table:table-cell>
        </table:table-row>
        <table:table-row table:style-name="ro1">
          <table:table-cell office:value-type="float" office:value="115.966386554622" calcext:value-type="float">
            <text:p>115.966386554622</text:p>
          </table:table-cell>
          <table:table-cell office:value-type="float" office:value="1.56007853403141" calcext:value-type="float">
            <text:p>1.56007853403141</text:p>
          </table:table-cell>
          <table:table-cell table:formula="of:=[.A12]-[.A11]" office:value-type="float" office:value="1.05042016806701" calcext:value-type="float">
            <text:p>1.05042016806701</text:p>
          </table:table-cell>
        </table:table-row>
        <table:table-row table:style-name="ro1">
          <table:table-cell office:value-type="float" office:value="116.386554621849" calcext:value-type="float">
            <text:p>116.386554621849</text:p>
          </table:table-cell>
          <table:table-cell office:value-type="float" office:value="1.54358638743456" calcext:value-type="float">
            <text:p>1.54358638743456</text:p>
          </table:table-cell>
          <table:table-cell table:formula="of:=[.A13]-[.A12]" office:value-type="float" office:value="0.420168067226996" calcext:value-type="float">
            <text:p>0.420168067226996</text:p>
          </table:table-cell>
        </table:table-row>
        <table:table-row table:style-name="ro1">
          <table:table-cell office:value-type="float" office:value="117.647058823529" calcext:value-type="float">
            <text:p>117.647058823529</text:p>
          </table:table-cell>
          <table:table-cell office:value-type="float" office:value="1.52801047120419" calcext:value-type="float">
            <text:p>1.52801047120419</text:p>
          </table:table-cell>
          <table:table-cell table:formula="of:=[.A14]-[.A13]" office:value-type="float" office:value="1.26050420167999" calcext:value-type="float">
            <text:p>1.26050420167999</text:p>
          </table:table-cell>
        </table:table-row>
        <table:table-row table:style-name="ro1">
          <table:table-cell office:value-type="float" office:value="118.487394957983" calcext:value-type="float">
            <text:p>118.487394957983</text:p>
          </table:table-cell>
          <table:table-cell office:value-type="float" office:value="1.51243455497382" calcext:value-type="float">
            <text:p>1.51243455497382</text:p>
          </table:table-cell>
          <table:table-cell table:formula="of:=[.A15]-[.A14]" office:value-type="float" office:value="0.840336134454006" calcext:value-type="float">
            <text:p>0.840336134454006</text:p>
          </table:table-cell>
        </table:table-row>
        <table:table-row table:style-name="ro1">
          <table:table-cell office:value-type="float" office:value="119.327731092437" calcext:value-type="float">
            <text:p>119.327731092437</text:p>
          </table:table-cell>
          <table:table-cell office:value-type="float" office:value="1.49594240837696" calcext:value-type="float">
            <text:p>1.49594240837696</text:p>
          </table:table-cell>
          <table:table-cell table:formula="of:=[.A16]-[.A15]" office:value-type="float" office:value="0.840336134454006" calcext:value-type="float">
            <text:p>0.840336134454006</text:p>
          </table:table-cell>
        </table:table-row>
        <table:table-row table:style-name="ro1">
          <table:table-cell office:value-type="float" office:value="121.008403361345" calcext:value-type="float">
            <text:p>121.008403361345</text:p>
          </table:table-cell>
          <table:table-cell office:value-type="float" office:value="1.48311518324607" calcext:value-type="float">
            <text:p>1.48311518324607</text:p>
          </table:table-cell>
          <table:table-cell table:formula="of:=[.A17]-[.A16]" office:value-type="float" office:value="1.680672268908" calcext:value-type="float">
            <text:p>1.680672268908</text:p>
          </table:table-cell>
        </table:table-row>
        <table:table-row table:style-name="ro1">
          <table:table-cell office:value-type="float" office:value="122.478991596639" calcext:value-type="float">
            <text:p>122.478991596639</text:p>
          </table:table-cell>
          <table:table-cell office:value-type="float" office:value="1.4684554973822" calcext:value-type="float">
            <text:p>1.4684554973822</text:p>
          </table:table-cell>
          <table:table-cell table:formula="of:=[.A18]-[.A17]" office:value-type="float" office:value="1.470588235294" calcext:value-type="float">
            <text:p>1.470588235294</text:p>
          </table:table-cell>
        </table:table-row>
        <table:table-row table:style-name="ro1">
          <table:table-cell office:value-type="float" office:value="123.529411764706" calcext:value-type="float">
            <text:p>123.529411764706</text:p>
          </table:table-cell>
          <table:table-cell office:value-type="float" office:value="1.45471204188482" calcext:value-type="float">
            <text:p>1.45471204188482</text:p>
          </table:table-cell>
          <table:table-cell table:formula="of:=[.A19]-[.A18]" office:value-type="float" office:value="1.05042016806699" calcext:value-type="float">
            <text:p>1.05042016806699</text:p>
          </table:table-cell>
        </table:table-row>
        <table:table-row table:style-name="ro1">
          <table:table-cell office:value-type="float" office:value="125.63025210084" calcext:value-type="float">
            <text:p>125.63025210084</text:p>
          </table:table-cell>
          <table:table-cell office:value-type="float" office:value="1.44005235602094" calcext:value-type="float">
            <text:p>1.44005235602094</text:p>
          </table:table-cell>
          <table:table-cell table:formula="of:=[.A20]-[.A19]" office:value-type="float" office:value="2.100840336134" calcext:value-type="float">
            <text:p>2.100840336134</text:p>
          </table:table-cell>
        </table:table-row>
        <table:table-row table:style-name="ro1">
          <table:table-cell office:value-type="float" office:value="127.731092436975" calcext:value-type="float">
            <text:p>127.731092436975</text:p>
          </table:table-cell>
          <table:table-cell office:value-type="float" office:value="1.42814136125654" calcext:value-type="float">
            <text:p>1.42814136125654</text:p>
          </table:table-cell>
          <table:table-cell table:formula="of:=[.A21]-[.A20]" office:value-type="float" office:value="2.10084033613501" calcext:value-type="float">
            <text:p>2.10084033613501</text:p>
          </table:table-cell>
        </table:table-row>
        <table:table-row table:style-name="ro1">
          <table:table-cell office:value-type="float" office:value="130.252100840336" calcext:value-type="float">
            <text:p>130.252100840336</text:p>
          </table:table-cell>
          <table:table-cell office:value-type="float" office:value="1.41348167539267" calcext:value-type="float">
            <text:p>1.41348167539267</text:p>
          </table:table-cell>
          <table:table-cell table:formula="of:=[.A22]-[.A21]" office:value-type="float" office:value="2.52100840336099" calcext:value-type="float">
            <text:p>2.52100840336099</text:p>
          </table:table-cell>
        </table:table-row>
        <table:table-row table:style-name="ro1">
          <table:table-cell office:value-type="float" office:value="133.193277310924" calcext:value-type="float">
            <text:p>133.193277310924</text:p>
          </table:table-cell>
          <table:table-cell office:value-type="float" office:value="1.40157068062827" calcext:value-type="float">
            <text:p>1.40157068062827</text:p>
          </table:table-cell>
          <table:table-cell table:formula="of:=[.A23]-[.A22]" office:value-type="float" office:value="2.941176470588" calcext:value-type="float">
            <text:p>2.941176470588</text:p>
          </table:table-cell>
        </table:table-row>
        <table:table-row table:style-name="ro1">
          <table:table-cell office:value-type="float" office:value="135.294117647059" calcext:value-type="float">
            <text:p>135.294117647059</text:p>
          </table:table-cell>
          <table:table-cell office:value-type="float" office:value="1.39149214659686" calcext:value-type="float">
            <text:p>1.39149214659686</text:p>
          </table:table-cell>
          <table:table-cell table:formula="of:=[.A24]-[.A23]" office:value-type="float" office:value="2.10084033613501" calcext:value-type="float">
            <text:p>2.10084033613501</text:p>
          </table:table-cell>
        </table:table-row>
        <table:table-row table:style-name="ro1">
          <table:table-cell office:value-type="float" office:value="138.655462184874" calcext:value-type="float">
            <text:p>138.655462184874</text:p>
          </table:table-cell>
          <table:table-cell office:value-type="float" office:value="1.38141361256544" calcext:value-type="float">
            <text:p>1.38141361256544</text:p>
          </table:table-cell>
          <table:table-cell table:formula="of:=[.A25]-[.A24]" office:value-type="float" office:value="3.361344537815" calcext:value-type="float">
            <text:p>3.361344537815</text:p>
          </table:table-cell>
        </table:table-row>
        <table:table-row table:style-name="ro1">
          <table:table-cell office:value-type="float" office:value="143.27731092437" calcext:value-type="float">
            <text:p>143.27731092437</text:p>
          </table:table-cell>
          <table:table-cell office:value-type="float" office:value="1.37041884816754" calcext:value-type="float">
            <text:p>1.37041884816754</text:p>
          </table:table-cell>
          <table:table-cell table:formula="of:=[.A26]-[.A25]" office:value-type="float" office:value="4.62184873949599" calcext:value-type="float">
            <text:p>4.62184873949599</text:p>
          </table:table-cell>
        </table:table-row>
        <table:table-row table:style-name="ro1">
          <table:table-cell office:value-type="float" office:value="148.739495798319" calcext:value-type="float">
            <text:p>148.739495798319</text:p>
          </table:table-cell>
          <table:table-cell office:value-type="float" office:value="1.35850785340314" calcext:value-type="float">
            <text:p>1.35850785340314</text:p>
          </table:table-cell>
          <table:table-cell table:formula="of:=[.A27]-[.A26]" office:value-type="float" office:value="5.46218487394901" calcext:value-type="float">
            <text:p>5.46218487394901</text:p>
          </table:table-cell>
        </table:table-row>
        <table:table-row table:style-name="ro1">
          <table:table-cell office:value-type="float" office:value="155.042016806723" calcext:value-type="float">
            <text:p>155.042016806723</text:p>
          </table:table-cell>
          <table:table-cell office:value-type="float" office:value="1.34659685863874" calcext:value-type="float">
            <text:p>1.34659685863874</text:p>
          </table:table-cell>
          <table:table-cell table:formula="of:=[.A28]-[.A27]" office:value-type="float" office:value="6.302521008404" calcext:value-type="float">
            <text:p>6.302521008404</text:p>
          </table:table-cell>
        </table:table-row>
        <table:table-row table:style-name="ro1">
          <table:table-cell office:value-type="float" office:value="162.18487394958" calcext:value-type="float">
            <text:p>162.18487394958</text:p>
          </table:table-cell>
          <table:table-cell office:value-type="float" office:value="1.33651832460733" calcext:value-type="float">
            <text:p>1.33651832460733</text:p>
          </table:table-cell>
          <table:table-cell table:formula="of:=[.A29]-[.A28]" office:value-type="float" office:value="7.142857142857" calcext:value-type="float">
            <text:p>7.142857142857</text:p>
          </table:table-cell>
        </table:table-row>
        <table:table-row table:style-name="ro1">
          <table:table-cell office:value-type="float" office:value="168.90756302521" calcext:value-type="float">
            <text:p>168.90756302521</text:p>
          </table:table-cell>
          <table:table-cell office:value-type="float" office:value="1.3282722513089" calcext:value-type="float">
            <text:p>1.3282722513089</text:p>
          </table:table-cell>
          <table:table-cell table:formula="of:=[.A30]-[.A29]" office:value-type="float" office:value="6.72268907563" calcext:value-type="float">
            <text:p>6.72268907563</text:p>
          </table:table-cell>
        </table:table-row>
        <table:table-row table:style-name="ro1">
          <table:table-cell office:value-type="float" office:value="177.310924369748" calcext:value-type="float">
            <text:p>177.310924369748</text:p>
          </table:table-cell>
          <table:table-cell office:value-type="float" office:value="1.32094240837696" calcext:value-type="float">
            <text:p>1.32094240837696</text:p>
          </table:table-cell>
          <table:table-cell table:formula="of:=[.A31]-[.A30]" office:value-type="float" office:value="8.40336134453798" calcext:value-type="float">
            <text:p>8.40336134453798</text:p>
          </table:table-cell>
        </table:table-row>
        <table:table-row table:style-name="ro1">
          <table:table-cell office:value-type="float" office:value="185.714285714286" calcext:value-type="float">
            <text:p>185.714285714286</text:p>
          </table:table-cell>
          <table:table-cell office:value-type="float" office:value="1.31452879581152" calcext:value-type="float">
            <text:p>1.31452879581152</text:p>
          </table:table-cell>
          <table:table-cell table:formula="of:=[.A32]-[.A31]" office:value-type="float" office:value="8.40336134453801" calcext:value-type="float">
            <text:p>8.40336134453801</text:p>
          </table:table-cell>
        </table:table-row>
        <table:table-row table:style-name="ro1">
          <table:table-cell office:value-type="float" office:value="193.27731092437" calcext:value-type="float">
            <text:p>193.27731092437</text:p>
          </table:table-cell>
          <table:table-cell office:value-type="float" office:value="1.30994764397906" calcext:value-type="float">
            <text:p>1.30994764397906</text:p>
          </table:table-cell>
          <table:table-cell table:formula="of:=[.A33]-[.A32]" office:value-type="float" office:value="7.56302521008399" calcext:value-type="float">
            <text:p>7.56302521008399</text:p>
          </table:table-cell>
        </table:table-row>
        <table:table-row table:style-name="ro1">
          <table:table-cell office:value-type="float" office:value="200.420168067227" calcext:value-type="float">
            <text:p>200.420168067227</text:p>
          </table:table-cell>
          <table:table-cell office:value-type="float" office:value="1.3053664921466" calcext:value-type="float">
            <text:p>1.3053664921466</text:p>
          </table:table-cell>
          <table:table-cell table:formula="of:=[.A34]-[.A33]" office:value-type="float" office:value="7.142857142857" calcext:value-type="float">
            <text:p>7.142857142857</text:p>
          </table:table-cell>
        </table:table-row>
        <table:table-row table:style-name="ro1">
          <table:table-cell office:value-type="float" office:value="207.983193277311" calcext:value-type="float">
            <text:p>207.983193277311</text:p>
          </table:table-cell>
          <table:table-cell office:value-type="float" office:value="1.30261780104712" calcext:value-type="float">
            <text:p>1.30261780104712</text:p>
          </table:table-cell>
          <table:table-cell table:formula="of:=[.A35]-[.A34]" office:value-type="float" office:value="7.56302521008399" calcext:value-type="float">
            <text:p>7.56302521008399</text:p>
          </table:table-cell>
        </table:table-row>
        <table:table-row table:style-name="ro1">
          <table:table-cell office:value-type="float" office:value="214.705882352941" calcext:value-type="float">
            <text:p>214.705882352941</text:p>
          </table:table-cell>
          <table:table-cell office:value-type="float" office:value="1.29895287958115" calcext:value-type="float">
            <text:p>1.29895287958115</text:p>
          </table:table-cell>
          <table:table-cell table:formula="of:=[.A36]-[.A35]" office:value-type="float" office:value="6.72268907563" calcext:value-type="float">
            <text:p>6.72268907563</text:p>
          </table:table-cell>
        </table:table-row>
        <table:table-row table:style-name="ro1">
          <table:table-cell office:value-type="float" office:value="221.848739495798" calcext:value-type="float">
            <text:p>221.848739495798</text:p>
          </table:table-cell>
          <table:table-cell office:value-type="float" office:value="1.29620418848168" calcext:value-type="float">
            <text:p>1.29620418848168</text:p>
          </table:table-cell>
          <table:table-cell table:formula="of:=[.A37]-[.A36]" office:value-type="float" office:value="7.142857142857" calcext:value-type="float">
            <text:p>7.142857142857</text:p>
          </table:table-cell>
        </table:table-row>
        <table:table-row table:style-name="ro1">
          <table:table-cell office:value-type="float" office:value="231.512605042017" calcext:value-type="float">
            <text:p>231.512605042017</text:p>
          </table:table-cell>
          <table:table-cell office:value-type="float" office:value="1.29437172774869" calcext:value-type="float">
            <text:p>1.29437172774869</text:p>
          </table:table-cell>
          <table:table-cell table:formula="of:=[.A38]-[.A37]" office:value-type="float" office:value="9.663865546219" calcext:value-type="float">
            <text:p>9.663865546219</text:p>
          </table:table-cell>
        </table:table-row>
        <table:table-row table:style-name="ro1">
          <table:table-cell office:value-type="float" office:value="239.075630252101" calcext:value-type="float">
            <text:p>239.075630252101</text:p>
          </table:table-cell>
          <table:table-cell office:value-type="float" office:value="1.29162303664921" calcext:value-type="float">
            <text:p>1.29162303664921</text:p>
          </table:table-cell>
          <table:table-cell table:formula="of:=[.A39]-[.A38]" office:value-type="float" office:value="7.56302521008402" calcext:value-type="float">
            <text:p>7.56302521008402</text:p>
          </table:table-cell>
        </table:table-row>
        <table:table-row table:style-name="ro1">
          <table:table-cell office:value-type="float" office:value="246.638655462185" calcext:value-type="float">
            <text:p>246.638655462185</text:p>
          </table:table-cell>
          <table:table-cell office:value-type="float" office:value="1.28979057591623" calcext:value-type="float">
            <text:p>1.28979057591623</text:p>
          </table:table-cell>
          <table:table-cell table:formula="of:=[.A40]-[.A39]" office:value-type="float" office:value="7.56302521008399" calcext:value-type="float">
            <text:p>7.56302521008399</text:p>
          </table:table-cell>
        </table:table-row>
        <table:table-row table:style-name="ro1">
          <table:table-cell office:value-type="float" office:value="252.100840336134" calcext:value-type="float">
            <text:p>252.100840336134</text:p>
          </table:table-cell>
          <table:table-cell office:value-type="float" office:value="1.28887434554974" calcext:value-type="float">
            <text:p>1.28887434554974</text:p>
          </table:table-cell>
          <table:table-cell table:formula="of:=[.A41]-[.A40]" office:value-type="float" office:value="5.46218487394901" calcext:value-type="float">
            <text:p>5.46218487394901</text:p>
          </table:table-cell>
        </table:table-row>
        <table:table-row table:style-name="ro1">
          <table:table-cell office:value-type="float" office:value="259.663865546218" calcext:value-type="float">
            <text:p>259.663865546218</text:p>
          </table:table-cell>
          <table:table-cell office:value-type="float" office:value="1.28704188481675" calcext:value-type="float">
            <text:p>1.28704188481675</text:p>
          </table:table-cell>
          <table:table-cell table:formula="of:=[.A42]-[.A41]" office:value-type="float" office:value="7.56302521008399" calcext:value-type="float">
            <text:p>7.56302521008399</text:p>
          </table:table-cell>
        </table:table-row>
        <table:table-row table:style-name="ro1">
          <table:table-cell office:value-type="float" office:value="267.647058823529" calcext:value-type="float">
            <text:p>267.647058823529</text:p>
          </table:table-cell>
          <table:table-cell office:value-type="float" office:value="1.28520942408377" calcext:value-type="float">
            <text:p>1.28520942408377</text:p>
          </table:table-cell>
          <table:table-cell table:formula="of:=[.A43]-[.A42]" office:value-type="float" office:value="7.98319327731099" calcext:value-type="float">
            <text:p>7.98319327731099</text:p>
          </table:table-cell>
        </table:table-row>
        <table:table-row table:style-name="ro1">
          <table:table-cell office:value-type="float" office:value="275.210084033613" calcext:value-type="float">
            <text:p>275.210084033613</text:p>
          </table:table-cell>
          <table:table-cell office:value-type="float" office:value="1.28429319371728" calcext:value-type="float">
            <text:p>1.28429319371728</text:p>
          </table:table-cell>
          <table:table-cell table:formula="of:=[.A44]-[.A43]" office:value-type="float" office:value="7.56302521008399" calcext:value-type="float">
            <text:p>7.56302521008399</text:p>
          </table:table-cell>
        </table:table-row>
        <table:table-row table:style-name="ro1">
          <table:table-cell office:value-type="float" office:value="283.193277310924" calcext:value-type="float">
            <text:p>283.193277310924</text:p>
          </table:table-cell>
          <table:table-cell office:value-type="float" office:value="1.28337696335079" calcext:value-type="float">
            <text:p>1.28337696335079</text:p>
          </table:table-cell>
          <table:table-cell table:formula="of:=[.A45]-[.A44]" office:value-type="float" office:value="7.98319327731099" calcext:value-type="float">
            <text:p>7.98319327731099</text:p>
          </table:table-cell>
        </table:table-row>
        <table:table-row table:style-name="ro1">
          <table:table-cell office:value-type="float" office:value="290.336134453782" calcext:value-type="float">
            <text:p>290.336134453782</text:p>
          </table:table-cell>
          <table:table-cell office:value-type="float" office:value="1.2815445026178" calcext:value-type="float">
            <text:p>1.2815445026178</text:p>
          </table:table-cell>
          <table:table-cell table:formula="of:=[.A46]-[.A45]" office:value-type="float" office:value="7.14285714285802" calcext:value-type="float">
            <text:p>7.14285714285802</text:p>
          </table:table-cell>
        </table:table-row>
        <table:table-row table:style-name="ro1">
          <table:table-cell office:value-type="float" office:value="298.739495798319" calcext:value-type="float">
            <text:p>298.739495798319</text:p>
          </table:table-cell>
          <table:table-cell office:value-type="float" office:value="1.2815445026178" calcext:value-type="float">
            <text:p>1.2815445026178</text:p>
          </table:table-cell>
          <table:table-cell table:formula="of:=[.A47]-[.A46]" office:value-type="float" office:value="8.40336134453702" calcext:value-type="float">
            <text:p>8.40336134453702</text:p>
          </table:table-cell>
        </table:table-row>
        <table:table-row table:style-name="ro1">
          <table:table-cell office:value-type="float" office:value="305.882352941177" calcext:value-type="float">
            <text:p>305.882352941177</text:p>
          </table:table-cell>
          <table:table-cell office:value-type="float" office:value="1.28108638743455" calcext:value-type="float">
            <text:p>1.28108638743455</text:p>
          </table:table-cell>
          <table:table-cell table:formula="of:=[.A48]-[.A47]" office:value-type="float" office:value="7.14285714285796" calcext:value-type="float">
            <text:p>7.14285714285796</text:p>
          </table:table-cell>
        </table:table-row>
        <table:table-row table:style-name="ro1">
          <table:table-cell office:value-type="float" office:value="315.126050420168" calcext:value-type="float">
            <text:p>315.126050420168</text:p>
          </table:table-cell>
          <table:table-cell office:value-type="float" office:value="1.27879581151832" calcext:value-type="float">
            <text:p>1.27879581151832</text:p>
          </table:table-cell>
          <table:table-cell table:formula="of:=[.A49]-[.A48]" office:value-type="float" office:value="9.24369747899101" calcext:value-type="float">
            <text:p>9.24369747899101</text:p>
          </table:table-cell>
        </table:table-row>
        <table:table-row table:style-name="ro1">
          <table:table-cell office:value-type="float" office:value="324.789915966387" calcext:value-type="float">
            <text:p>324.789915966387</text:p>
          </table:table-cell>
          <table:table-cell office:value-type="float" office:value="1.27787958115183" calcext:value-type="float">
            <text:p>1.27787958115183</text:p>
          </table:table-cell>
          <table:table-cell table:formula="of:=[.A50]-[.A49]" office:value-type="float" office:value="9.66386554621903" calcext:value-type="float">
            <text:p>9.66386554621903</text:p>
          </table:table-cell>
        </table:table-row>
        <table:table-row table:style-name="ro1">
          <table:table-cell office:value-type="float" office:value="334.033613445378" calcext:value-type="float">
            <text:p>334.033613445378</text:p>
          </table:table-cell>
          <table:table-cell office:value-type="float" office:value="1.27787958115183" calcext:value-type="float">
            <text:p>1.27787958115183</text:p>
          </table:table-cell>
          <table:table-cell table:formula="of:=[.A51]-[.A50]" office:value-type="float" office:value="9.24369747899101" calcext:value-type="float">
            <text:p>9.24369747899101</text:p>
          </table:table-cell>
        </table:table-row>
        <table:table-row table:style-name="ro1">
          <table:table-cell office:value-type="float" office:value="343.27731092437" calcext:value-type="float">
            <text:p>343.27731092437</text:p>
          </table:table-cell>
          <table:table-cell office:value-type="float" office:value="1.27696335078534" calcext:value-type="float">
            <text:p>1.27696335078534</text:p>
          </table:table-cell>
          <table:table-cell table:formula="of:=[.A52]-[.A51]" office:value-type="float" office:value="9.24369747899198" calcext:value-type="float">
            <text:p>9.24369747899198</text:p>
          </table:table-cell>
        </table:table-row>
        <table:table-row table:style-name="ro1">
          <table:table-cell office:value-type="float" office:value="351.680672268908" calcext:value-type="float">
            <text:p>351.680672268908</text:p>
          </table:table-cell>
          <table:table-cell office:value-type="float" office:value="1.27604712041885" calcext:value-type="float">
            <text:p>1.27604712041885</text:p>
          </table:table-cell>
          <table:table-cell table:formula="of:=[.A53]-[.A52]" office:value-type="float" office:value="8.40336134453798" calcext:value-type="float">
            <text:p>8.40336134453798</text:p>
          </table:table-cell>
        </table:table-row>
        <table:table-row table:style-name="ro1">
          <table:table-cell office:value-type="float" office:value="359.663865546219" calcext:value-type="float">
            <text:p>359.663865546219</text:p>
          </table:table-cell>
          <table:table-cell office:value-type="float" office:value="1.27513089005236" calcext:value-type="float">
            <text:p>1.27513089005236</text:p>
          </table:table-cell>
          <table:table-cell table:formula="of:=[.A54]-[.A53]" office:value-type="float" office:value="7.98319327731099" calcext:value-type="float">
            <text:p>7.98319327731099</text:p>
          </table:table-cell>
        </table:table-row>
        <table:table-row table:style-name="ro1">
          <table:table-cell office:value-type="float" office:value="368.067226890756" calcext:value-type="float">
            <text:p>368.067226890756</text:p>
          </table:table-cell>
          <table:table-cell office:value-type="float" office:value="1.27513089005236" calcext:value-type="float">
            <text:p>1.27513089005236</text:p>
          </table:table-cell>
          <table:table-cell table:formula="of:=[.A55]-[.A54]" office:value-type="float" office:value="8.40336134453702" calcext:value-type="float">
            <text:p>8.40336134453702</text:p>
          </table:table-cell>
        </table:table-row>
        <table:table-row table:style-name="ro1">
          <table:table-cell office:value-type="float" office:value="377.310924369748" calcext:value-type="float">
            <text:p>377.310924369748</text:p>
          </table:table-cell>
          <table:table-cell office:value-type="float" office:value="1.27421465968586" calcext:value-type="float">
            <text:p>1.27421465968586</text:p>
          </table:table-cell>
          <table:table-cell table:formula="of:=[.A56]-[.A55]" office:value-type="float" office:value="9.24369747899203" calcext:value-type="float">
            <text:p>9.24369747899203</text:p>
          </table:table-cell>
        </table:table-row>
        <table:table-row table:style-name="ro1">
          <table:table-cell office:value-type="float" office:value="385.294117647059" calcext:value-type="float">
            <text:p>385.294117647059</text:p>
          </table:table-cell>
          <table:table-cell office:value-type="float" office:value="1.27421465968586" calcext:value-type="float">
            <text:p>1.27421465968586</text:p>
          </table:table-cell>
          <table:table-cell table:formula="of:=[.A57]-[.A56]" office:value-type="float" office:value="7.98319327731099" calcext:value-type="float">
            <text:p>7.98319327731099</text:p>
          </table:table-cell>
        </table:table-row>
        <table:table-row table:style-name="ro1">
          <table:table-cell office:value-type="float" office:value="393.697478991597" calcext:value-type="float">
            <text:p>393.697478991597</text:p>
          </table:table-cell>
          <table:table-cell office:value-type="float" office:value="1.27329842931937" calcext:value-type="float">
            <text:p>1.27329842931937</text:p>
          </table:table-cell>
          <table:table-cell table:formula="of:=[.A58]-[.A57]" office:value-type="float" office:value="8.40336134453798" calcext:value-type="float">
            <text:p>8.40336134453798</text:p>
          </table:table-cell>
        </table:table-row>
        <table:table-row table:style-name="ro1">
          <table:table-cell office:value-type="float" office:value="400.420168067227" calcext:value-type="float">
            <text:p>400.420168067227</text:p>
          </table:table-cell>
          <table:table-cell office:value-type="float" office:value="1.27329842931937" calcext:value-type="float">
            <text:p>1.27329842931937</text:p>
          </table:table-cell>
          <table:table-cell table:formula="of:=[.A59]-[.A58]" office:value-type="float" office:value="6.72268907563" calcext:value-type="float">
            <text:p>6.72268907563</text:p>
          </table:table-cell>
        </table:table-row>
        <table:table-row table:style-name="ro1">
          <table:table-cell office:value-type="float" office:value="405.882352941177" calcext:value-type="float">
            <text:p>405.882352941177</text:p>
          </table:table-cell>
          <table:table-cell office:value-type="float" office:value="1.27329842931937" calcext:value-type="float">
            <text:p>1.27329842931937</text:p>
          </table:table-cell>
          <table:table-cell table:formula="of:=[.A60]-[.A59]" office:value-type="float" office:value="5.46218487394998" calcext:value-type="float">
            <text:p>5.46218487394998</text:p>
          </table:table-cell>
        </table:table-row>
        <table:table-row table:style-name="ro1">
          <table:table-cell office:value-type="float" office:value="412.605042016807" calcext:value-type="float">
            <text:p>412.605042016807</text:p>
          </table:table-cell>
          <table:table-cell office:value-type="float" office:value="1.27329842931937" calcext:value-type="float">
            <text:p>1.27329842931937</text:p>
          </table:table-cell>
          <table:table-cell table:formula="of:=[.A61]-[.A60]" office:value-type="float" office:value="6.72268907563" calcext:value-type="float">
            <text:p>6.72268907563</text:p>
          </table:table-cell>
        </table:table-row>
        <table:table-row table:style-name="ro1">
          <table:table-cell office:value-type="float" office:value="420.588235294118" calcext:value-type="float">
            <text:p>420.588235294118</text:p>
          </table:table-cell>
          <table:table-cell office:value-type="float" office:value="1.27238219895288" calcext:value-type="float">
            <text:p>1.27238219895288</text:p>
          </table:table-cell>
          <table:table-cell table:formula="of:=[.A62]-[.A61]" office:value-type="float" office:value="7.98319327731105" calcext:value-type="float">
            <text:p>7.98319327731105</text:p>
          </table:table-cell>
        </table:table-row>
        <table:table-row table:style-name="ro1">
          <table:table-cell office:value-type="float" office:value="428.991596638656" calcext:value-type="float">
            <text:p>428.991596638656</text:p>
          </table:table-cell>
          <table:table-cell office:value-type="float" office:value="1.27238219895288" calcext:value-type="float">
            <text:p>1.27238219895288</text:p>
          </table:table-cell>
          <table:table-cell table:formula="of:=[.A63]-[.A62]" office:value-type="float" office:value="8.40336134453798" calcext:value-type="float">
            <text:p>8.40336134453798</text:p>
          </table:table-cell>
        </table:table-row>
        <table:table-row table:style-name="ro1">
          <table:table-cell office:value-type="float" office:value="438.235294117647" calcext:value-type="float">
            <text:p>438.235294117647</text:p>
          </table:table-cell>
          <table:table-cell office:value-type="float" office:value="1.27238219895288" calcext:value-type="float">
            <text:p>1.27238219895288</text:p>
          </table:table-cell>
          <table:table-cell table:formula="of:=[.A64]-[.A63]" office:value-type="float" office:value="9.24369747899101" calcext:value-type="float">
            <text:p>9.24369747899101</text:p>
          </table:table-cell>
        </table:table-row>
        <table:table-row table:style-name="ro1">
          <table:table-cell office:value-type="float" office:value="446.638655462185" calcext:value-type="float">
            <text:p>446.638655462185</text:p>
          </table:table-cell>
          <table:table-cell office:value-type="float" office:value="1.27146596858639" calcext:value-type="float">
            <text:p>1.27146596858639</text:p>
          </table:table-cell>
          <table:table-cell table:formula="of:=[.A65]-[.A64]" office:value-type="float" office:value="8.40336134453798" calcext:value-type="float">
            <text:p>8.40336134453798</text:p>
          </table:table-cell>
        </table:table-row>
        <table:table-row table:style-name="ro1">
          <table:table-cell office:value-type="float" office:value="455.882352941177" calcext:value-type="float">
            <text:p>455.882352941177</text:p>
          </table:table-cell>
          <table:table-cell office:value-type="float" office:value="1.27100785340314" calcext:value-type="float">
            <text:p>1.27100785340314</text:p>
          </table:table-cell>
          <table:table-cell table:formula="of:=[.A66]-[.A65]" office:value-type="float" office:value="9.24369747899198" calcext:value-type="float">
            <text:p>9.24369747899198</text:p>
          </table:table-cell>
        </table:table-row>
        <table:table-row table:style-name="ro1">
          <table:table-cell office:value-type="float" office:value="464.285714285714" calcext:value-type="float">
            <text:p>464.285714285714</text:p>
          </table:table-cell>
          <table:table-cell office:value-type="float" office:value="1.2705497382199" calcext:value-type="float">
            <text:p>1.2705497382199</text:p>
          </table:table-cell>
          <table:table-cell table:formula="of:=[.A67]-[.A66]" office:value-type="float" office:value="8.40336134453702" calcext:value-type="float">
            <text:p>8.40336134453702</text:p>
          </table:table-cell>
        </table:table-row>
        <table:table-row table:style-name="ro1">
          <table:table-cell office:value-type="float" office:value="472.689075630252" calcext:value-type="float">
            <text:p>472.689075630252</text:p>
          </table:table-cell>
          <table:table-cell office:value-type="float" office:value="1.2705497382199" calcext:value-type="float">
            <text:p>1.2705497382199</text:p>
          </table:table-cell>
          <table:table-cell table:formula="of:=[.A68]-[.A67]" office:value-type="float" office:value="8.40336134453798" calcext:value-type="float">
            <text:p>8.40336134453798</text:p>
          </table:table-cell>
        </table:table-row>
        <table:table-row table:style-name="ro1">
          <table:table-cell office:value-type="float" office:value="481.932773109244" calcext:value-type="float">
            <text:p>481.932773109244</text:p>
          </table:table-cell>
          <table:table-cell office:value-type="float" office:value="1.2705497382199" calcext:value-type="float">
            <text:p>1.2705497382199</text:p>
          </table:table-cell>
          <table:table-cell table:formula="of:=[.A69]-[.A68]" office:value-type="float" office:value="9.24369747899203" calcext:value-type="float">
            <text:p>9.24369747899203</text:p>
          </table:table-cell>
        </table:table-row>
        <table:table-row table:style-name="ro1">
          <table:table-cell office:value-type="float" office:value="489.915966386555" calcext:value-type="float">
            <text:p>489.915966386555</text:p>
          </table:table-cell>
          <table:table-cell office:value-type="float" office:value="1.2705497382199" calcext:value-type="float">
            <text:p>1.2705497382199</text:p>
          </table:table-cell>
          <table:table-cell table:formula="of:=[.A70]-[.A69]" office:value-type="float" office:value="7.98319327731099" calcext:value-type="float">
            <text:p>7.98319327731099</text:p>
          </table:table-cell>
        </table:table-row>
        <table:table-row table:style-name="ro1">
          <table:table-cell office:value-type="float" office:value="497.478991596639" calcext:value-type="float">
            <text:p>497.478991596639</text:p>
          </table:table-cell>
          <table:table-cell office:value-type="float" office:value="1.2696335078534" calcext:value-type="float">
            <text:p>1.2696335078534</text:p>
          </table:table-cell>
          <table:table-cell table:formula="of:=[.A71]-[.A70]" office:value-type="float" office:value="7.56302521008399" calcext:value-type="float">
            <text:p>7.5630252100839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2696335078534" calcext:value-type="float">
            <text:p>1.2696335078534</text:p>
          </table:table-cell>
          <table:table-cell table:formula="of:=[.A72]-[.A71]" office:value-type="float" office:value="0.521008403361009" calcext:value-type="float">
            <text:p>0.52100840336100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2696335078534" calcext:value-type="float">
            <text:p>1.2696335078534</text:p>
          </table:table-cell>
          <table:table-cell table:formula="of:=[.A73]-[.A7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2696335078534" calcext:value-type="float">
            <text:p>1.2696335078534</text:p>
          </table:table-cell>
          <table:table-cell table:formula="of:=[.A74]-[.A7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2696335078534" calcext:value-type="float">
            <text:p>1.2696335078534</text:p>
          </table:table-cell>
          <table:table-cell table:formula="of:=[.A75]-[.A7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2696335078534" calcext:value-type="float">
            <text:p>1.2696335078534</text:p>
          </table:table-cell>
          <table:table-cell table:formula="of:=[.A76]-[.A7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2696335078534" calcext:value-type="float">
            <text:p>1.2696335078534</text:p>
          </table:table-cell>
          <table:table-cell table:formula="of:=[.A77]-[.A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2696335078534" calcext:value-type="float">
            <text:p>1.2696335078534</text:p>
          </table:table-cell>
          <table:table-cell table:formula="of:=[.A78]-[.A7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2696335078534" calcext:value-type="float">
            <text:p>1.2696335078534</text:p>
          </table:table-cell>
          <table:table-cell table:formula="of:=[.A79]-[.A7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2696335078534" calcext:value-type="float">
            <text:p>1.2696335078534</text:p>
          </table:table-cell>
          <table:table-cell table:formula="of:=[.A80]-[.A7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2696335078534" calcext:value-type="float">
            <text:p>1.2696335078534</text:p>
          </table:table-cell>
          <table:table-cell table:formula="of:=[.A81]-[.A8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2696335078534" calcext:value-type="float">
            <text:p>1.2696335078534</text:p>
          </table:table-cell>
          <table:table-cell table:formula="of:=[.A82]-[.A8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2696335078534" calcext:value-type="float">
            <text:p>1.2696335078534</text:p>
          </table:table-cell>
          <table:table-cell table:formula="of:=[.A83]-[.A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2696335078534" calcext:value-type="float">
            <text:p>1.2696335078534</text:p>
          </table:table-cell>
          <table:table-cell table:formula="of:=[.A84]-[.A8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2696335078534" calcext:value-type="float">
            <text:p>1.2696335078534</text:p>
          </table:table-cell>
          <table:table-cell table:formula="of:=[.A85]-[.A8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2696335078534" calcext:value-type="float">
            <text:p>1.2696335078534</text:p>
          </table:table-cell>
          <table:table-cell table:formula="of:=[.A86]-[.A8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2696335078534" calcext:value-type="float">
            <text:p>1.2696335078534</text:p>
          </table:table-cell>
          <table:table-cell table:formula="of:=[.A87]-[.A8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2696335078534" calcext:value-type="float">
            <text:p>1.2696335078534</text:p>
          </table:table-cell>
          <table:table-cell table:formula="of:=[.A88]-[.A8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2696335078534" calcext:value-type="float">
            <text:p>1.2696335078534</text:p>
          </table:table-cell>
          <table:table-cell table:formula="of:=[.A89]-[.A8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2696335078534" calcext:value-type="float">
            <text:p>1.2696335078534</text:p>
          </table:table-cell>
          <table:table-cell table:formula="of:=[.A90]-[.A8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2696335078534" calcext:value-type="float">
            <text:p>1.2696335078534</text:p>
          </table:table-cell>
          <table:table-cell table:formula="of:=[.A91]-[.A9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2696335078534" calcext:value-type="float">
            <text:p>1.2696335078534</text:p>
          </table:table-cell>
          <table:table-cell table:formula="of:=[.A92]-[.A9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2696335078534" calcext:value-type="float">
            <text:p>1.2696335078534</text:p>
          </table:table-cell>
          <table:table-cell table:formula="of:=[.A93]-[.A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2696335078534" calcext:value-type="float">
            <text:p>1.2696335078534</text:p>
          </table:table-cell>
          <table:table-cell table:formula="of:=[.A94]-[.A9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2696335078534" calcext:value-type="float">
            <text:p>1.2696335078534</text:p>
          </table:table-cell>
          <table:table-cell table:formula="of:=[.A95]-[.A9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2696335078534" calcext:value-type="float">
            <text:p>1.2696335078534</text:p>
          </table:table-cell>
          <table:table-cell table:formula="of:=[.A96]-[.A9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2696335078534" calcext:value-type="float">
            <text:p>1.2696335078534</text:p>
          </table:table-cell>
          <table:table-cell table:formula="of:=[.A97]-[.A9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2696335078534" calcext:value-type="float">
            <text:p>1.2696335078534</text:p>
          </table:table-cell>
          <table:table-cell table:formula="of:=[.A98]-[.A9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2696335078534" calcext:value-type="float">
            <text:p>1.2696335078534</text:p>
          </table:table-cell>
          <table:table-cell table:formula="of:=[.A99]-[.A9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2696335078534" calcext:value-type="float">
            <text:p>1.2696335078534</text:p>
          </table:table-cell>
          <table:table-cell table:formula="of:=[.A100]-[.A9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2696335078534" calcext:value-type="float">
            <text:p>1.2696335078534</text:p>
          </table:table-cell>
          <table:table-cell table:formula="of:=[.A101]-[.A10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2696335078534" calcext:value-type="float">
            <text:p>1.2696335078534</text:p>
          </table:table-cell>
          <table:table-cell table:formula="of:=[.A102]-[.A10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2696335078534" calcext:value-type="float">
            <text:p>1.2696335078534</text:p>
          </table:table-cell>
          <table:table-cell table:formula="of:=[.A103]-[.A10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2696335078534" calcext:value-type="float">
            <text:p>1.2696335078534</text:p>
          </table:table-cell>
          <table:table-cell table:formula="of:=[.A104]-[.A10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2696335078534" calcext:value-type="float">
            <text:p>1.2696335078534</text:p>
          </table:table-cell>
          <table:table-cell table:formula="of:=[.A105]-[.A10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2696335078534" calcext:value-type="float">
            <text:p>1.2696335078534</text:p>
          </table:table-cell>
          <table:table-cell table:formula="of:=[.A106]-[.A10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2696335078534" calcext:value-type="float">
            <text:p>1.2696335078534</text:p>
          </table:table-cell>
          <table:table-cell table:formula="of:=[.A107]-[.A10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2696335078534" calcext:value-type="float">
            <text:p>1.2696335078534</text:p>
          </table:table-cell>
          <table:table-cell table:formula="of:=[.A108]-[.A10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2696335078534" calcext:value-type="float">
            <text:p>1.2696335078534</text:p>
          </table:table-cell>
          <table:table-cell table:formula="of:=[.A109]-[.A10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2696335078534" calcext:value-type="float">
            <text:p>1.2696335078534</text:p>
          </table:table-cell>
          <table:table-cell table:formula="of:=[.A110]-[.A10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2696335078534" calcext:value-type="float">
            <text:p>1.2696335078534</text:p>
          </table:table-cell>
          <table:table-cell table:formula="of:=[.A111]-[.A1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2696335078534" calcext:value-type="float">
            <text:p>1.2696335078534</text:p>
          </table:table-cell>
          <table:table-cell table:formula="of:=[.A112]-[.A1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2696335078534" calcext:value-type="float">
            <text:p>1.2696335078534</text:p>
          </table:table-cell>
          <table:table-cell table:formula="of:=[.A113]-[.A1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2696335078534" calcext:value-type="float">
            <text:p>1.2696335078534</text:p>
          </table:table-cell>
          <table:table-cell table:formula="of:=[.A114]-[.A1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2696335078534" calcext:value-type="float">
            <text:p>1.2696335078534</text:p>
          </table:table-cell>
          <table:table-cell table:formula="of:=[.A115]-[.A1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2696335078534" calcext:value-type="float">
            <text:p>1.2696335078534</text:p>
          </table:table-cell>
          <table:table-cell table:formula="of:=[.A116]-[.A1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2696335078534" calcext:value-type="float">
            <text:p>1.2696335078534</text:p>
          </table:table-cell>
          <table:table-cell table:formula="of:=[.A117]-[.A1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2696335078534" calcext:value-type="float">
            <text:p>1.2696335078534</text:p>
          </table:table-cell>
          <table:table-cell table:formula="of:=[.A118]-[.A1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2696335078534" calcext:value-type="float">
            <text:p>1.2696335078534</text:p>
          </table:table-cell>
          <table:table-cell table:formula="of:=[.A119]-[.A1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2696335078534" calcext:value-type="float">
            <text:p>1.2696335078534</text:p>
          </table:table-cell>
          <table:table-cell table:formula="of:=[.A120]-[.A1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2696335078534" calcext:value-type="float">
            <text:p>1.2696335078534</text:p>
          </table:table-cell>
          <table:table-cell table:formula="of:=[.A121]-[.A1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2696335078534" calcext:value-type="float">
            <text:p>1.2696335078534</text:p>
          </table:table-cell>
          <table:table-cell table:formula="of:=[.A122]-[.A1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2696335078534" calcext:value-type="float">
            <text:p>1.2696335078534</text:p>
          </table:table-cell>
          <table:table-cell table:formula="of:=[.A123]-[.A1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2696335078534" calcext:value-type="float">
            <text:p>1.2696335078534</text:p>
          </table:table-cell>
          <table:table-cell table:formula="of:=[.A124]-[.A1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2696335078534" calcext:value-type="float">
            <text:p>1.2696335078534</text:p>
          </table:table-cell>
          <table:table-cell table:formula="of:=[.A125]-[.A1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2696335078534" calcext:value-type="float">
            <text:p>1.2696335078534</text:p>
          </table:table-cell>
          <table:table-cell table:formula="of:=[.A126]-[.A1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2696335078534" calcext:value-type="float">
            <text:p>1.2696335078534</text:p>
          </table:table-cell>
          <table:table-cell table:formula="of:=[.A127]-[.A1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2696335078534" calcext:value-type="float">
            <text:p>1.2696335078534</text:p>
          </table:table-cell>
          <table:table-cell table:formula="of:=[.A128]-[.A1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2696335078534" calcext:value-type="float">
            <text:p>1.2696335078534</text:p>
          </table:table-cell>
          <table:table-cell table:formula="of:=[.A129]-[.A1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2696335078534" calcext:value-type="float">
            <text:p>1.2696335078534</text:p>
          </table:table-cell>
          <table:table-cell table:formula="of:=[.A130]-[.A12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2696335078534" calcext:value-type="float">
            <text:p>1.2696335078534</text:p>
          </table:table-cell>
          <table:table-cell table:formula="of:=[.A131]-[.A1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2696335078534" calcext:value-type="float">
            <text:p>1.2696335078534</text:p>
          </table:table-cell>
          <table:table-cell table:formula="of:=[.A132]-[.A13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2696335078534" calcext:value-type="float">
            <text:p>1.2696335078534</text:p>
          </table:table-cell>
          <table:table-cell table:formula="of:=[.A133]-[.A1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2696335078534" calcext:value-type="float">
            <text:p>1.2696335078534</text:p>
          </table:table-cell>
          <table:table-cell table:formula="of:=[.A134]-[.A13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2696335078534" calcext:value-type="float">
            <text:p>1.2696335078534</text:p>
          </table:table-cell>
          <table:table-cell table:formula="of:=[.A135]-[.A1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2696335078534" calcext:value-type="float">
            <text:p>1.2696335078534</text:p>
          </table:table-cell>
          <table:table-cell table:formula="of:=[.A136]-[.A13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2696335078534" calcext:value-type="float">
            <text:p>1.2696335078534</text:p>
          </table:table-cell>
          <table:table-cell table:formula="of:=[.A137]-[.A1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2696335078534" calcext:value-type="float">
            <text:p>1.2696335078534</text:p>
          </table:table-cell>
          <table:table-cell table:formula="of:=[.A138]-[.A1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2696335078534" calcext:value-type="float">
            <text:p>1.2696335078534</text:p>
          </table:table-cell>
          <table:table-cell table:formula="of:=[.A139]-[.A1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2696335078534" calcext:value-type="float">
            <text:p>1.2696335078534</text:p>
          </table:table-cell>
          <table:table-cell table:formula="of:=[.A140]-[.A1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2696335078534" calcext:value-type="float">
            <text:p>1.2696335078534</text:p>
          </table:table-cell>
          <table:table-cell table:formula="of:=[.A141]-[.A1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2696335078534" calcext:value-type="float">
            <text:p>1.2696335078534</text:p>
          </table:table-cell>
          <table:table-cell table:formula="of:=[.A142]-[.A1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2696335078534" calcext:value-type="float">
            <text:p>1.2696335078534</text:p>
          </table:table-cell>
          <table:table-cell table:formula="of:=[.A143]-[.A1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2696335078534" calcext:value-type="float">
            <text:p>1.2696335078534</text:p>
          </table:table-cell>
          <table:table-cell table:formula="of:=[.A144]-[.A1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2696335078534" calcext:value-type="float">
            <text:p>1.2696335078534</text:p>
          </table:table-cell>
          <table:table-cell table:formula="of:=[.A145]-[.A14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2696335078534" calcext:value-type="float">
            <text:p>1.2696335078534</text:p>
          </table:table-cell>
          <table:table-cell table:formula="of:=[.A146]-[.A14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2696335078534" calcext:value-type="float">
            <text:p>1.2696335078534</text:p>
          </table:table-cell>
          <table:table-cell table:formula="of:=[.A147]-[.A1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2696335078534" calcext:value-type="float">
            <text:p>1.2696335078534</text:p>
          </table:table-cell>
          <table:table-cell table:formula="of:=[.A148]-[.A14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2696335078534" calcext:value-type="float">
            <text:p>1.2696335078534</text:p>
          </table:table-cell>
          <table:table-cell table:formula="of:=[.A149]-[.A14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2696335078534" calcext:value-type="float">
            <text:p>1.2696335078534</text:p>
          </table:table-cell>
          <table:table-cell table:formula="of:=[.A150]-[.A14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2696335078534" calcext:value-type="float">
            <text:p>1.2696335078534</text:p>
          </table:table-cell>
          <table:table-cell table:formula="of:=[.A151]-[.A15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2696335078534" calcext:value-type="float">
            <text:p>1.2696335078534</text:p>
          </table:table-cell>
          <table:table-cell table:formula="of:=[.A152]-[.A15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2696335078534" calcext:value-type="float">
            <text:p>1.2696335078534</text:p>
          </table:table-cell>
          <table:table-cell table:formula="of:=[.A153]-[.A15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2696335078534" calcext:value-type="float">
            <text:p>1.2696335078534</text:p>
          </table:table-cell>
          <table:table-cell table:formula="of:=[.A154]-[.A15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2696335078534" calcext:value-type="float">
            <text:p>1.2696335078534</text:p>
          </table:table-cell>
          <table:table-cell table:formula="of:=[.A155]-[.A15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2696335078534" calcext:value-type="float">
            <text:p>1.2696335078534</text:p>
          </table:table-cell>
          <table:table-cell table:formula="of:=[.A156]-[.A1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2696335078534" calcext:value-type="float">
            <text:p>1.2696335078534</text:p>
          </table:table-cell>
          <table:table-cell table:formula="of:=[.A157]-[.A1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2696335078534" calcext:value-type="float">
            <text:p>1.2696335078534</text:p>
          </table:table-cell>
          <table:table-cell table:formula="of:=[.A158]-[.A15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2696335078534" calcext:value-type="float">
            <text:p>1.2696335078534</text:p>
          </table:table-cell>
          <table:table-cell table:formula="of:=[.A159]-[.A15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2696335078534" calcext:value-type="float">
            <text:p>1.2696335078534</text:p>
          </table:table-cell>
          <table:table-cell table:formula="of:=[.A160]-[.A1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2696335078534" calcext:value-type="float">
            <text:p>1.2696335078534</text:p>
          </table:table-cell>
          <table:table-cell table:formula="of:=[.A161]-[.A1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2696335078534" calcext:value-type="float">
            <text:p>1.2696335078534</text:p>
          </table:table-cell>
          <table:table-cell table:formula="of:=[.A162]-[.A16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2696335078534" calcext:value-type="float">
            <text:p>1.2696335078534</text:p>
          </table:table-cell>
          <table:table-cell table:formula="of:=[.A163]-[.A1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2696335078534" calcext:value-type="float">
            <text:p>1.2696335078534</text:p>
          </table:table-cell>
          <table:table-cell table:formula="of:=[.A164]-[.A16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2696335078534" calcext:value-type="float">
            <text:p>1.2696335078534</text:p>
          </table:table-cell>
          <table:table-cell table:formula="of:=[.A165]-[.A1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2696335078534" calcext:value-type="float">
            <text:p>1.2696335078534</text:p>
          </table:table-cell>
          <table:table-cell table:formula="of:=[.A166]-[.A16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2696335078534" calcext:value-type="float">
            <text:p>1.2696335078534</text:p>
          </table:table-cell>
          <table:table-cell table:formula="of:=[.A167]-[.A1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2696335078534" calcext:value-type="float">
            <text:p>1.2696335078534</text:p>
          </table:table-cell>
          <table:table-cell table:formula="of:=[.A168]-[.A1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2696335078534" calcext:value-type="float">
            <text:p>1.2696335078534</text:p>
          </table:table-cell>
          <table:table-cell table:formula="of:=[.A169]-[.A16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2696335078534" calcext:value-type="float">
            <text:p>1.2696335078534</text:p>
          </table:table-cell>
          <table:table-cell table:formula="of:=[.A170]-[.A1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2696335078534" calcext:value-type="float">
            <text:p>1.2696335078534</text:p>
          </table:table-cell>
          <table:table-cell table:formula="of:=[.A171]-[.A17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2696335078534" calcext:value-type="float">
            <text:p>1.2696335078534</text:p>
          </table:table-cell>
          <table:table-cell table:formula="of:=[.A172]-[.A17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2696335078534" calcext:value-type="float">
            <text:p>1.2696335078534</text:p>
          </table:table-cell>
          <table:table-cell table:formula="of:=[.A173]-[.A17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2696335078534" calcext:value-type="float">
            <text:p>1.2696335078534</text:p>
          </table:table-cell>
          <table:table-cell table:formula="of:=[.A174]-[.A17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2696335078534" calcext:value-type="float">
            <text:p>1.2696335078534</text:p>
          </table:table-cell>
          <table:table-cell table:formula="of:=[.A175]-[.A17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2696335078534" calcext:value-type="float">
            <text:p>1.2696335078534</text:p>
          </table:table-cell>
          <table:table-cell table:formula="of:=[.A176]-[.A17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2696335078534" calcext:value-type="float">
            <text:p>1.2696335078534</text:p>
          </table:table-cell>
          <table:table-cell table:formula="of:=[.A177]-[.A1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2696335078534" calcext:value-type="float">
            <text:p>1.2696335078534</text:p>
          </table:table-cell>
          <table:table-cell table:formula="of:=[.A178]-[.A17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2696335078534" calcext:value-type="float">
            <text:p>1.2696335078534</text:p>
          </table:table-cell>
          <table:table-cell table:formula="of:=[.A179]-[.A17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2696335078534" calcext:value-type="float">
            <text:p>1.2696335078534</text:p>
          </table:table-cell>
          <table:table-cell table:formula="of:=[.A180]-[.A17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2696335078534" calcext:value-type="float">
            <text:p>1.2696335078534</text:p>
          </table:table-cell>
          <table:table-cell table:formula="of:=[.A181]-[.A18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2696335078534" calcext:value-type="float">
            <text:p>1.2696335078534</text:p>
          </table:table-cell>
          <table:table-cell table:formula="of:=[.A182]-[.A18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2696335078534" calcext:value-type="float">
            <text:p>1.2696335078534</text:p>
          </table:table-cell>
          <table:table-cell table:formula="of:=[.A183]-[.A1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2696335078534" calcext:value-type="float">
            <text:p>1.2696335078534</text:p>
          </table:table-cell>
          <table:table-cell table:formula="of:=[.A184]-[.A18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2696335078534" calcext:value-type="float">
            <text:p>1.2696335078534</text:p>
          </table:table-cell>
          <table:table-cell table:formula="of:=[.A185]-[.A18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2696335078534" calcext:value-type="float">
            <text:p>1.2696335078534</text:p>
          </table:table-cell>
          <table:table-cell table:formula="of:=[.A186]-[.A18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2696335078534" calcext:value-type="float">
            <text:p>1.2696335078534</text:p>
          </table:table-cell>
          <table:table-cell table:formula="of:=[.A187]-[.A18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2696335078534" calcext:value-type="float">
            <text:p>1.2696335078534</text:p>
          </table:table-cell>
          <table:table-cell table:formula="of:=[.A188]-[.A18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2696335078534" calcext:value-type="float">
            <text:p>1.2696335078534</text:p>
          </table:table-cell>
          <table:table-cell table:formula="of:=[.A189]-[.A18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2696335078534" calcext:value-type="float">
            <text:p>1.2696335078534</text:p>
          </table:table-cell>
          <table:table-cell table:formula="of:=[.A190]-[.A18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2696335078534" calcext:value-type="float">
            <text:p>1.2696335078534</text:p>
          </table:table-cell>
          <table:table-cell table:formula="of:=[.A191]-[.A19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2696335078534" calcext:value-type="float">
            <text:p>1.2696335078534</text:p>
          </table:table-cell>
          <table:table-cell table:formula="of:=[.A192]-[.A19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2696335078534" calcext:value-type="float">
            <text:p>1.2696335078534</text:p>
          </table:table-cell>
          <table:table-cell table:formula="of:=[.A193]-[.A1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2696335078534" calcext:value-type="float">
            <text:p>1.2696335078534</text:p>
          </table:table-cell>
          <table:table-cell table:formula="of:=[.A194]-[.A19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2696335078534" calcext:value-type="float">
            <text:p>1.2696335078534</text:p>
          </table:table-cell>
          <table:table-cell table:formula="of:=[.A195]-[.A19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2696335078534" calcext:value-type="float">
            <text:p>1.2696335078534</text:p>
          </table:table-cell>
          <table:table-cell table:formula="of:=[.A196]-[.A19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2696335078534" calcext:value-type="float">
            <text:p>1.2696335078534</text:p>
          </table:table-cell>
          <table:table-cell table:formula="of:=[.A197]-[.A19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2696335078534" calcext:value-type="float">
            <text:p>1.2696335078534</text:p>
          </table:table-cell>
          <table:table-cell table:formula="of:=[.A198]-[.A19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2696335078534" calcext:value-type="float">
            <text:p>1.2696335078534</text:p>
          </table:table-cell>
          <table:table-cell table:formula="of:=[.A199]-[.A19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2696335078534" calcext:value-type="float">
            <text:p>1.2696335078534</text:p>
          </table:table-cell>
          <table:table-cell table:formula="of:=[.A200]-[.A19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2696335078534" calcext:value-type="float">
            <text:p>1.2696335078534</text:p>
          </table:table-cell>
          <table:table-cell table:formula="of:=[.A201]-[.A20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2696335078534" calcext:value-type="float">
            <text:p>1.2696335078534</text:p>
          </table:table-cell>
          <table:table-cell table:formula="of:=[.A202]-[.A20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2696335078534" calcext:value-type="float">
            <text:p>1.2696335078534</text:p>
          </table:table-cell>
          <table:table-cell table:formula="of:=[.A203]-[.A20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2696335078534" calcext:value-type="float">
            <text:p>1.2696335078534</text:p>
          </table:table-cell>
          <table:table-cell table:formula="of:=[.A204]-[.A20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2696335078534" calcext:value-type="float">
            <text:p>1.2696335078534</text:p>
          </table:table-cell>
          <table:table-cell table:formula="of:=[.A205]-[.A20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2696335078534" calcext:value-type="float">
            <text:p>1.2696335078534</text:p>
          </table:table-cell>
          <table:table-cell table:formula="of:=[.A206]-[.A20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2696335078534" calcext:value-type="float">
            <text:p>1.2696335078534</text:p>
          </table:table-cell>
          <table:table-cell table:formula="of:=[.A207]-[.A20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2696335078534" calcext:value-type="float">
            <text:p>1.2696335078534</text:p>
          </table:table-cell>
          <table:table-cell table:formula="of:=[.A208]-[.A20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2696335078534" calcext:value-type="float">
            <text:p>1.2696335078534</text:p>
          </table:table-cell>
          <table:table-cell table:formula="of:=[.A209]-[.A20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2696335078534" calcext:value-type="float">
            <text:p>1.2696335078534</text:p>
          </table:table-cell>
          <table:table-cell table:formula="of:=[.A210]-[.A20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2696335078534" calcext:value-type="float">
            <text:p>1.2696335078534</text:p>
          </table:table-cell>
          <table:table-cell table:formula="of:=[.A211]-[.A2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2696335078534" calcext:value-type="float">
            <text:p>1.2696335078534</text:p>
          </table:table-cell>
          <table:table-cell table:formula="of:=[.A212]-[.A2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2696335078534" calcext:value-type="float">
            <text:p>1.2696335078534</text:p>
          </table:table-cell>
          <table:table-cell table:formula="of:=[.A213]-[.A2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2696335078534" calcext:value-type="float">
            <text:p>1.2696335078534</text:p>
          </table:table-cell>
          <table:table-cell table:formula="of:=[.A214]-[.A2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2696335078534" calcext:value-type="float">
            <text:p>1.2696335078534</text:p>
          </table:table-cell>
          <table:table-cell table:formula="of:=[.A215]-[.A2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2696335078534" calcext:value-type="float">
            <text:p>1.2696335078534</text:p>
          </table:table-cell>
          <table:table-cell table:formula="of:=[.A216]-[.A2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2696335078534" calcext:value-type="float">
            <text:p>1.2696335078534</text:p>
          </table:table-cell>
          <table:table-cell table:formula="of:=[.A217]-[.A2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2696335078534" calcext:value-type="float">
            <text:p>1.2696335078534</text:p>
          </table:table-cell>
          <table:table-cell table:formula="of:=[.A218]-[.A2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2696335078534" calcext:value-type="float">
            <text:p>1.2696335078534</text:p>
          </table:table-cell>
          <table:table-cell table:formula="of:=[.A219]-[.A2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2696335078534" calcext:value-type="float">
            <text:p>1.2696335078534</text:p>
          </table:table-cell>
          <table:table-cell table:formula="of:=[.A220]-[.A2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2696335078534" calcext:value-type="float">
            <text:p>1.2696335078534</text:p>
          </table:table-cell>
          <table:table-cell table:formula="of:=[.A221]-[.A2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2696335078534" calcext:value-type="float">
            <text:p>1.2696335078534</text:p>
          </table:table-cell>
          <table:table-cell table:formula="of:=[.A222]-[.A2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2696335078534" calcext:value-type="float">
            <text:p>1.2696335078534</text:p>
          </table:table-cell>
          <table:table-cell table:formula="of:=[.A223]-[.A2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2696335078534" calcext:value-type="float">
            <text:p>1.2696335078534</text:p>
          </table:table-cell>
          <table:table-cell table:formula="of:=[.A224]-[.A2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2696335078534" calcext:value-type="float">
            <text:p>1.2696335078534</text:p>
          </table:table-cell>
          <table:table-cell table:formula="of:=[.A225]-[.A2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2696335078534" calcext:value-type="float">
            <text:p>1.2696335078534</text:p>
          </table:table-cell>
          <table:table-cell table:formula="of:=[.A226]-[.A2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2696335078534" calcext:value-type="float">
            <text:p>1.2696335078534</text:p>
          </table:table-cell>
          <table:table-cell table:formula="of:=[.A227]-[.A2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2696335078534" calcext:value-type="float">
            <text:p>1.2696335078534</text:p>
          </table:table-cell>
          <table:table-cell table:formula="of:=[.A228]-[.A2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2696335078534" calcext:value-type="float">
            <text:p>1.2696335078534</text:p>
          </table:table-cell>
          <table:table-cell table:formula="of:=[.A229]-[.A2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2696335078534" calcext:value-type="float">
            <text:p>1.2696335078534</text:p>
          </table:table-cell>
          <table:table-cell table:formula="of:=[.A230]-[.A22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2696335078534" calcext:value-type="float">
            <text:p>1.2696335078534</text:p>
          </table:table-cell>
          <table:table-cell table:formula="of:=[.A231]-[.A2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2696335078534" calcext:value-type="float">
            <text:p>1.2696335078534</text:p>
          </table:table-cell>
          <table:table-cell table:formula="of:=[.A232]-[.A23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2696335078534" calcext:value-type="float">
            <text:p>1.2696335078534</text:p>
          </table:table-cell>
          <table:table-cell table:formula="of:=[.A233]-[.A2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2696335078534" calcext:value-type="float">
            <text:p>1.2696335078534</text:p>
          </table:table-cell>
          <table:table-cell table:formula="of:=[.A234]-[.A23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2696335078534" calcext:value-type="float">
            <text:p>1.2696335078534</text:p>
          </table:table-cell>
          <table:table-cell table:formula="of:=[.A235]-[.A2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2696335078534" calcext:value-type="float">
            <text:p>1.2696335078534</text:p>
          </table:table-cell>
          <table:table-cell table:formula="of:=[.A236]-[.A23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2696335078534" calcext:value-type="float">
            <text:p>1.2696335078534</text:p>
          </table:table-cell>
          <table:table-cell table:formula="of:=[.A237]-[.A2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2696335078534" calcext:value-type="float">
            <text:p>1.2696335078534</text:p>
          </table:table-cell>
          <table:table-cell table:formula="of:=[.A238]-[.A2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2696335078534" calcext:value-type="float">
            <text:p>1.2696335078534</text:p>
          </table:table-cell>
          <table:table-cell table:formula="of:=[.A239]-[.A2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2696335078534" calcext:value-type="float">
            <text:p>1.2696335078534</text:p>
          </table:table-cell>
          <table:table-cell table:formula="of:=[.A240]-[.A2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2696335078534" calcext:value-type="float">
            <text:p>1.2696335078534</text:p>
          </table:table-cell>
          <table:table-cell table:formula="of:=[.A241]-[.A2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2696335078534" calcext:value-type="float">
            <text:p>1.2696335078534</text:p>
          </table:table-cell>
          <table:table-cell table:formula="of:=[.A242]-[.A2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2696335078534" calcext:value-type="float">
            <text:p>1.2696335078534</text:p>
          </table:table-cell>
          <table:table-cell table:formula="of:=[.A243]-[.A2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2696335078534" calcext:value-type="float">
            <text:p>1.2696335078534</text:p>
          </table:table-cell>
          <table:table-cell table:formula="of:=[.A244]-[.A2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2696335078534" calcext:value-type="float">
            <text:p>1.2696335078534</text:p>
          </table:table-cell>
          <table:table-cell table:formula="of:=[.A245]-[.A24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2696335078534" calcext:value-type="float">
            <text:p>1.2696335078534</text:p>
          </table:table-cell>
          <table:table-cell table:formula="of:=[.A246]-[.A24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2696335078534" calcext:value-type="float">
            <text:p>1.2696335078534</text:p>
          </table:table-cell>
          <table:table-cell table:formula="of:=[.A247]-[.A2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2696335078534" calcext:value-type="float">
            <text:p>1.2696335078534</text:p>
          </table:table-cell>
          <table:table-cell table:formula="of:=[.A248]-[.A24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2696335078534" calcext:value-type="float">
            <text:p>1.2696335078534</text:p>
          </table:table-cell>
          <table:table-cell table:formula="of:=[.A249]-[.A24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2696335078534" calcext:value-type="float">
            <text:p>1.2696335078534</text:p>
          </table:table-cell>
          <table:table-cell table:formula="of:=[.A250]-[.A24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2696335078534" calcext:value-type="float">
            <text:p>1.2696335078534</text:p>
          </table:table-cell>
          <table:table-cell table:formula="of:=[.A251]-[.A25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2696335078534" calcext:value-type="float">
            <text:p>1.2696335078534</text:p>
          </table:table-cell>
          <table:table-cell table:formula="of:=[.A252]-[.A25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2696335078534" calcext:value-type="float">
            <text:p>1.2696335078534</text:p>
          </table:table-cell>
          <table:table-cell table:formula="of:=[.A253]-[.A25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2696335078534" calcext:value-type="float">
            <text:p>1.2696335078534</text:p>
          </table:table-cell>
          <table:table-cell table:formula="of:=[.A254]-[.A25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2696335078534" calcext:value-type="float">
            <text:p>1.2696335078534</text:p>
          </table:table-cell>
          <table:table-cell table:formula="of:=[.A255]-[.A25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2696335078534" calcext:value-type="float">
            <text:p>1.2696335078534</text:p>
          </table:table-cell>
          <table:table-cell table:formula="of:=[.A256]-[.A2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2696335078534" calcext:value-type="float">
            <text:p>1.2696335078534</text:p>
          </table:table-cell>
          <table:table-cell table:formula="of:=[.A257]-[.A2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2696335078534" calcext:value-type="float">
            <text:p>1.2696335078534</text:p>
          </table:table-cell>
          <table:table-cell table:formula="of:=[.A258]-[.A25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2696335078534" calcext:value-type="float">
            <text:p>1.2696335078534</text:p>
          </table:table-cell>
          <table:table-cell table:formula="of:=[.A259]-[.A25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2696335078534" calcext:value-type="float">
            <text:p>1.2696335078534</text:p>
          </table:table-cell>
          <table:table-cell table:formula="of:=[.A260]-[.A2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2696335078534" calcext:value-type="float">
            <text:p>1.2696335078534</text:p>
          </table:table-cell>
          <table:table-cell table:formula="of:=[.A261]-[.A2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2696335078534" calcext:value-type="float">
            <text:p>1.2696335078534</text:p>
          </table:table-cell>
          <table:table-cell table:formula="of:=[.A262]-[.A26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2696335078534" calcext:value-type="float">
            <text:p>1.2696335078534</text:p>
          </table:table-cell>
          <table:table-cell table:formula="of:=[.A263]-[.A2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2696335078534" calcext:value-type="float">
            <text:p>1.2696335078534</text:p>
          </table:table-cell>
          <table:table-cell table:formula="of:=[.A264]-[.A26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2696335078534" calcext:value-type="float">
            <text:p>1.2696335078534</text:p>
          </table:table-cell>
          <table:table-cell table:formula="of:=[.A265]-[.A2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2696335078534" calcext:value-type="float">
            <text:p>1.2696335078534</text:p>
          </table:table-cell>
          <table:table-cell table:formula="of:=[.A266]-[.A26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2696335078534" calcext:value-type="float">
            <text:p>1.2696335078534</text:p>
          </table:table-cell>
          <table:table-cell table:formula="of:=[.A267]-[.A2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2696335078534" calcext:value-type="float">
            <text:p>1.2696335078534</text:p>
          </table:table-cell>
          <table:table-cell table:formula="of:=[.A268]-[.A2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2696335078534" calcext:value-type="float">
            <text:p>1.2696335078534</text:p>
          </table:table-cell>
          <table:table-cell table:formula="of:=[.A269]-[.A26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2696335078534" calcext:value-type="float">
            <text:p>1.2696335078534</text:p>
          </table:table-cell>
          <table:table-cell table:formula="of:=[.A270]-[.A2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2696335078534" calcext:value-type="float">
            <text:p>1.2696335078534</text:p>
          </table:table-cell>
          <table:table-cell table:formula="of:=[.A271]-[.A27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2696335078534" calcext:value-type="float">
            <text:p>1.2696335078534</text:p>
          </table:table-cell>
          <table:table-cell table:formula="of:=[.A272]-[.A27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2696335078534" calcext:value-type="float">
            <text:p>1.2696335078534</text:p>
          </table:table-cell>
          <table:table-cell table:formula="of:=[.A273]-[.A27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2696335078534" calcext:value-type="float">
            <text:p>1.2696335078534</text:p>
          </table:table-cell>
          <table:table-cell table:formula="of:=[.A274]-[.A273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1-05-27T14:53:59.657119368</dc:date>
    <meta:editing-duration>PT54S</meta:editing-duration>
    <meta:editing-cycles>1</meta:editing-cycles>
    <meta:document-statistic meta:table-count="1" meta:cell-count="821" meta:object-count="1"/>
    <meta:generator>LibreOffice/6.3.6.2$Linux_X86_64 LibreOffice_project/30$Build-2</meta:generator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'1_LAr_refraction_index_110-700nm'.A1:'1_LAr_refraction_index_110-700nm'.B274" svg:x="0.32cm" svg:y="0.18cm" svg:width="12.508cm" svg:height="8.64cm">
          <chartooo:coordinate-region svg:x="1.047cm" svg:y="0.379cm" svg:width="11.50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_LAr_refraction_index_110-700nm'.B1:'1_LAr_refraction_index_110-700nm'.B274" chart:class="chart:scatter">
            <chart:domain table:cell-range-address="'1_LAr_refraction_index_110-700nm'.A1:'1_LAr_refraction_index_110-700nm'.A274"/>
            <chart:data-point chart:repeated="27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.504201680672">
                <text:p>110.504201680672</text:p>
                <draw:g>
                  <svg:desc>'1_LAr_refraction_index_110-700nm'.A1:'1_LAr_refraction_index_110-700nm'.A274</svg:desc>
                </draw:g>
              </table:table-cell>
              <table:table-cell office:value-type="float" office:value="1.79005235602094">
                <text:p>1.79005235602094</text:p>
                <draw:g>
                  <svg:desc>'1_LAr_refraction_index_110-700nm'.B1:'1_LAr_refraction_index_110-700nm'.B2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.924369747899">
                <text:p>110.924369747899</text:p>
              </table:table-cell>
              <table:table-cell office:value-type="float" office:value="1.76989528795812">
                <text:p>1.76989528795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.924369747899">
                <text:p>110.924369747899</text:p>
              </table:table-cell>
              <table:table-cell office:value-type="float" office:value="1.74973821989529">
                <text:p>1.74973821989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1.344537815126">
                <text:p>111.344537815126</text:p>
              </table:table-cell>
              <table:table-cell office:value-type="float" office:value="1.72866492146597">
                <text:p>1.72866492146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1.974789915966">
                <text:p>111.974789915966</text:p>
              </table:table-cell>
              <table:table-cell office:value-type="float" office:value="1.70667539267016">
                <text:p>1.70667539267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.18487394958">
                <text:p>112.18487394958</text:p>
              </table:table-cell>
              <table:table-cell office:value-type="float" office:value="1.68560209424084">
                <text:p>1.68560209424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.605042016807">
                <text:p>112.605042016807</text:p>
              </table:table-cell>
              <table:table-cell office:value-type="float" office:value="1.66178010471204">
                <text:p>1.66178010471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3.025210084034">
                <text:p>113.025210084034</text:p>
              </table:table-cell>
              <table:table-cell office:value-type="float" office:value="1.63979057591623">
                <text:p>1.639790575916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.445378151261">
                <text:p>113.445378151261</text:p>
              </table:table-cell>
              <table:table-cell office:value-type="float" office:value="1.61871727748691">
                <text:p>1.618717277486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4.285714285714">
                <text:p>114.285714285714</text:p>
              </table:table-cell>
              <table:table-cell office:value-type="float" office:value="1.59947643979058">
                <text:p>1.599476439790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4.915966386555">
                <text:p>114.915966386555</text:p>
              </table:table-cell>
              <table:table-cell office:value-type="float" office:value="1.57931937172775">
                <text:p>1.579319371727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.966386554622">
                <text:p>115.966386554622</text:p>
              </table:table-cell>
              <table:table-cell office:value-type="float" office:value="1.56007853403141">
                <text:p>1.56007853403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6.386554621849">
                <text:p>116.386554621849</text:p>
              </table:table-cell>
              <table:table-cell office:value-type="float" office:value="1.54358638743456">
                <text:p>1.543586387434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.647058823529">
                <text:p>117.647058823529</text:p>
              </table:table-cell>
              <table:table-cell office:value-type="float" office:value="1.52801047120419">
                <text:p>1.528010471204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8.487394957983">
                <text:p>118.487394957983</text:p>
              </table:table-cell>
              <table:table-cell office:value-type="float" office:value="1.51243455497382">
                <text:p>1.512434554973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9.327731092437">
                <text:p>119.327731092437</text:p>
              </table:table-cell>
              <table:table-cell office:value-type="float" office:value="1.49594240837696">
                <text:p>1.495942408376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1.008403361345">
                <text:p>121.008403361345</text:p>
              </table:table-cell>
              <table:table-cell office:value-type="float" office:value="1.48311518324607">
                <text:p>1.483115183246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2.478991596639">
                <text:p>122.478991596639</text:p>
              </table:table-cell>
              <table:table-cell office:value-type="float" office:value="1.4684554973822">
                <text:p>1.46845549738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3.529411764706">
                <text:p>123.529411764706</text:p>
              </table:table-cell>
              <table:table-cell office:value-type="float" office:value="1.45471204188482">
                <text:p>1.454712041884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.63025210084">
                <text:p>125.63025210084</text:p>
              </table:table-cell>
              <table:table-cell office:value-type="float" office:value="1.44005235602094">
                <text:p>1.440052356020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7.731092436975">
                <text:p>127.731092436975</text:p>
              </table:table-cell>
              <table:table-cell office:value-type="float" office:value="1.42814136125654">
                <text:p>1.428141361256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.252100840336">
                <text:p>130.252100840336</text:p>
              </table:table-cell>
              <table:table-cell office:value-type="float" office:value="1.41348167539267">
                <text:p>1.413481675392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3.193277310924">
                <text:p>133.193277310924</text:p>
              </table:table-cell>
              <table:table-cell office:value-type="float" office:value="1.40157068062827">
                <text:p>1.401570680628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.294117647059">
                <text:p>135.294117647059</text:p>
              </table:table-cell>
              <table:table-cell office:value-type="float" office:value="1.39149214659686">
                <text:p>1.39149214659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8.655462184874">
                <text:p>138.655462184874</text:p>
              </table:table-cell>
              <table:table-cell office:value-type="float" office:value="1.38141361256544">
                <text:p>1.381413612565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3.27731092437">
                <text:p>143.27731092437</text:p>
              </table:table-cell>
              <table:table-cell office:value-type="float" office:value="1.37041884816754">
                <text:p>1.370418848167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.739495798319">
                <text:p>148.739495798319</text:p>
              </table:table-cell>
              <table:table-cell office:value-type="float" office:value="1.35850785340314">
                <text:p>1.358507853403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5.042016806723">
                <text:p>155.042016806723</text:p>
              </table:table-cell>
              <table:table-cell office:value-type="float" office:value="1.34659685863874">
                <text:p>1.346596858638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2.18487394958">
                <text:p>162.18487394958</text:p>
              </table:table-cell>
              <table:table-cell office:value-type="float" office:value="1.33651832460733">
                <text:p>1.336518324607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8.90756302521">
                <text:p>168.90756302521</text:p>
              </table:table-cell>
              <table:table-cell office:value-type="float" office:value="1.3282722513089">
                <text:p>1.32827225130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7.310924369748">
                <text:p>177.310924369748</text:p>
              </table:table-cell>
              <table:table-cell office:value-type="float" office:value="1.32094240837696">
                <text:p>1.320942408376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5.714285714286">
                <text:p>185.714285714286</text:p>
              </table:table-cell>
              <table:table-cell office:value-type="float" office:value="1.31452879581152">
                <text:p>1.314528795811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3.27731092437">
                <text:p>193.27731092437</text:p>
              </table:table-cell>
              <table:table-cell office:value-type="float" office:value="1.30994764397906">
                <text:p>1.309947643979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.420168067227">
                <text:p>200.420168067227</text:p>
              </table:table-cell>
              <table:table-cell office:value-type="float" office:value="1.3053664921466">
                <text:p>1.30536649214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7.983193277311">
                <text:p>207.983193277311</text:p>
              </table:table-cell>
              <table:table-cell office:value-type="float" office:value="1.30261780104712">
                <text:p>1.302617801047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4.705882352941">
                <text:p>214.705882352941</text:p>
              </table:table-cell>
              <table:table-cell office:value-type="float" office:value="1.29895287958115">
                <text:p>1.29895287958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1.848739495798">
                <text:p>221.848739495798</text:p>
              </table:table-cell>
              <table:table-cell office:value-type="float" office:value="1.29620418848168">
                <text:p>1.296204188481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1.512605042017">
                <text:p>231.512605042017</text:p>
              </table:table-cell>
              <table:table-cell office:value-type="float" office:value="1.29437172774869">
                <text:p>1.294371727748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9.075630252101">
                <text:p>239.075630252101</text:p>
              </table:table-cell>
              <table:table-cell office:value-type="float" office:value="1.29162303664921">
                <text:p>1.291623036649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6.638655462185">
                <text:p>246.638655462185</text:p>
              </table:table-cell>
              <table:table-cell office:value-type="float" office:value="1.28979057591623">
                <text:p>1.289790575916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2.100840336134">
                <text:p>252.100840336134</text:p>
              </table:table-cell>
              <table:table-cell office:value-type="float" office:value="1.28887434554974">
                <text:p>1.288874345549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9.663865546218">
                <text:p>259.663865546218</text:p>
              </table:table-cell>
              <table:table-cell office:value-type="float" office:value="1.28704188481675">
                <text:p>1.287041884816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7.647058823529">
                <text:p>267.647058823529</text:p>
              </table:table-cell>
              <table:table-cell office:value-type="float" office:value="1.28520942408377">
                <text:p>1.285209424083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5.210084033613">
                <text:p>275.210084033613</text:p>
              </table:table-cell>
              <table:table-cell office:value-type="float" office:value="1.28429319371728">
                <text:p>1.284293193717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3.193277310924">
                <text:p>283.193277310924</text:p>
              </table:table-cell>
              <table:table-cell office:value-type="float" office:value="1.28337696335079">
                <text:p>1.283376963350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0.336134453782">
                <text:p>290.336134453782</text:p>
              </table:table-cell>
              <table:table-cell office:value-type="float" office:value="1.2815445026178">
                <text:p>1.28154450261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8.739495798319">
                <text:p>298.739495798319</text:p>
              </table:table-cell>
              <table:table-cell office:value-type="float" office:value="1.2815445026178">
                <text:p>1.2815445026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5.882352941177">
                <text:p>305.882352941177</text:p>
              </table:table-cell>
              <table:table-cell office:value-type="float" office:value="1.28108638743455">
                <text:p>1.281086387434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5.126050420168">
                <text:p>315.126050420168</text:p>
              </table:table-cell>
              <table:table-cell office:value-type="float" office:value="1.27879581151832">
                <text:p>1.278795811518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4.789915966387">
                <text:p>324.789915966387</text:p>
              </table:table-cell>
              <table:table-cell office:value-type="float" office:value="1.27787958115183">
                <text:p>1.277879581151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4.033613445378">
                <text:p>334.033613445378</text:p>
              </table:table-cell>
              <table:table-cell office:value-type="float" office:value="1.27787958115183">
                <text:p>1.277879581151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3.27731092437">
                <text:p>343.27731092437</text:p>
              </table:table-cell>
              <table:table-cell office:value-type="float" office:value="1.27696335078534">
                <text:p>1.276963350785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1.680672268908">
                <text:p>351.680672268908</text:p>
              </table:table-cell>
              <table:table-cell office:value-type="float" office:value="1.27604712041885">
                <text:p>1.276047120418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9.663865546219">
                <text:p>359.663865546219</text:p>
              </table:table-cell>
              <table:table-cell office:value-type="float" office:value="1.27513089005236">
                <text:p>1.275130890052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8.067226890756">
                <text:p>368.067226890756</text:p>
              </table:table-cell>
              <table:table-cell office:value-type="float" office:value="1.27513089005236">
                <text:p>1.275130890052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7.310924369748">
                <text:p>377.310924369748</text:p>
              </table:table-cell>
              <table:table-cell office:value-type="float" office:value="1.27421465968586">
                <text:p>1.274214659685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5.294117647059">
                <text:p>385.294117647059</text:p>
              </table:table-cell>
              <table:table-cell office:value-type="float" office:value="1.27421465968586">
                <text:p>1.274214659685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3.697478991597">
                <text:p>393.697478991597</text:p>
              </table:table-cell>
              <table:table-cell office:value-type="float" office:value="1.27329842931937">
                <text:p>1.273298429319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0.420168067227">
                <text:p>400.420168067227</text:p>
              </table:table-cell>
              <table:table-cell office:value-type="float" office:value="1.27329842931937">
                <text:p>1.273298429319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5.882352941177">
                <text:p>405.882352941177</text:p>
              </table:table-cell>
              <table:table-cell office:value-type="float" office:value="1.27329842931937">
                <text:p>1.273298429319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2.605042016807">
                <text:p>412.605042016807</text:p>
              </table:table-cell>
              <table:table-cell office:value-type="float" office:value="1.27329842931937">
                <text:p>1.273298429319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0.588235294118">
                <text:p>420.588235294118</text:p>
              </table:table-cell>
              <table:table-cell office:value-type="float" office:value="1.27238219895288">
                <text:p>1.272382198952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8.991596638656">
                <text:p>428.991596638656</text:p>
              </table:table-cell>
              <table:table-cell office:value-type="float" office:value="1.27238219895288">
                <text:p>1.272382198952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8.235294117647">
                <text:p>438.235294117647</text:p>
              </table:table-cell>
              <table:table-cell office:value-type="float" office:value="1.27238219895288">
                <text:p>1.272382198952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6.638655462185">
                <text:p>446.638655462185</text:p>
              </table:table-cell>
              <table:table-cell office:value-type="float" office:value="1.27146596858639">
                <text:p>1.271465968586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5.882352941177">
                <text:p>455.882352941177</text:p>
              </table:table-cell>
              <table:table-cell office:value-type="float" office:value="1.27100785340314">
                <text:p>1.27100785340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4.285714285714">
                <text:p>464.285714285714</text:p>
              </table:table-cell>
              <table:table-cell office:value-type="float" office:value="1.2705497382199">
                <text:p>1.27054973821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2.689075630252">
                <text:p>472.689075630252</text:p>
              </table:table-cell>
              <table:table-cell office:value-type="float" office:value="1.2705497382199">
                <text:p>1.27054973821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1.932773109244">
                <text:p>481.932773109244</text:p>
              </table:table-cell>
              <table:table-cell office:value-type="float" office:value="1.2705497382199">
                <text:p>1.27054973821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9.915966386555">
                <text:p>489.915966386555</text:p>
              </table:table-cell>
              <table:table-cell office:value-type="float" office:value="1.2705497382199">
                <text:p>1.27054973821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7.478991596639">
                <text:p>497.478991596639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8">
                <text:p>498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9">
                <text:p>499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0">
                <text:p>500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1">
                <text:p>501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2">
                <text:p>502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3">
                <text:p>503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4">
                <text:p>504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5">
                <text:p>505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6">
                <text:p>506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7">
                <text:p>507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8">
                <text:p>508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9">
                <text:p>509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0">
                <text:p>510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1">
                <text:p>511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12">
                <text:p>512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13">
                <text:p>513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14">
                <text:p>514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15">
                <text:p>515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16">
                <text:p>516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7">
                <text:p>517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18">
                <text:p>518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9">
                <text:p>519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20">
                <text:p>520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1">
                <text:p>521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2">
                <text:p>522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3">
                <text:p>523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4">
                <text:p>524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5">
                <text:p>525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6">
                <text:p>526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7">
                <text:p>527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8">
                <text:p>528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9">
                <text:p>529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30">
                <text:p>530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1">
                <text:p>531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2">
                <text:p>532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3">
                <text:p>533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4">
                <text:p>534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35">
                <text:p>535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36">
                <text:p>536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37">
                <text:p>537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8">
                <text:p>538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9">
                <text:p>539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40">
                <text:p>540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41">
                <text:p>541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2">
                <text:p>542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43">
                <text:p>543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4">
                <text:p>544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5">
                <text:p>545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6">
                <text:p>546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47">
                <text:p>547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48">
                <text:p>548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49">
                <text:p>549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50">
                <text:p>550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51">
                <text:p>551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52">
                <text:p>552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3">
                <text:p>553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4">
                <text:p>554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55">
                <text:p>555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56">
                <text:p>556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57">
                <text:p>557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58">
                <text:p>558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59">
                <text:p>559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0">
                <text:p>560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1">
                <text:p>561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2">
                <text:p>562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3">
                <text:p>563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64">
                <text:p>564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5">
                <text:p>565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66">
                <text:p>566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67">
                <text:p>567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8">
                <text:p>568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69">
                <text:p>569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70">
                <text:p>570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71">
                <text:p>571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72">
                <text:p>572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73">
                <text:p>573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74">
                <text:p>574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75">
                <text:p>575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76">
                <text:p>576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77">
                <text:p>577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8">
                <text:p>578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9">
                <text:p>579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0">
                <text:p>580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81">
                <text:p>581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82">
                <text:p>582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83">
                <text:p>583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84">
                <text:p>584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5">
                <text:p>585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86">
                <text:p>586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87">
                <text:p>587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88">
                <text:p>588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89">
                <text:p>589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90">
                <text:p>590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91">
                <text:p>591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92">
                <text:p>592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93">
                <text:p>593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94">
                <text:p>594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95">
                <text:p>595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96">
                <text:p>596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97">
                <text:p>597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98">
                <text:p>598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99">
                <text:p>599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00">
                <text:p>600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01">
                <text:p>601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02">
                <text:p>602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03">
                <text:p>603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04">
                <text:p>604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5">
                <text:p>605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06">
                <text:p>606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07">
                <text:p>607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08">
                <text:p>608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09">
                <text:p>609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10">
                <text:p>610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11">
                <text:p>611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12">
                <text:p>612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13">
                <text:p>613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14">
                <text:p>614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15">
                <text:p>615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16">
                <text:p>616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17">
                <text:p>617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8">
                <text:p>618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19">
                <text:p>619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20">
                <text:p>620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21">
                <text:p>621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22">
                <text:p>622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3">
                <text:p>623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24">
                <text:p>624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25">
                <text:p>625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26">
                <text:p>626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27">
                <text:p>627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28">
                <text:p>628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29">
                <text:p>629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30">
                <text:p>630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31">
                <text:p>631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32">
                <text:p>632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33">
                <text:p>633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34">
                <text:p>634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35">
                <text:p>635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36">
                <text:p>636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37">
                <text:p>637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38">
                <text:p>638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39">
                <text:p>639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40">
                <text:p>640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41">
                <text:p>641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42">
                <text:p>642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43">
                <text:p>643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44">
                <text:p>644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45">
                <text:p>645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46">
                <text:p>646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47">
                <text:p>647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48">
                <text:p>648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49">
                <text:p>649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50">
                <text:p>650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51">
                <text:p>651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52">
                <text:p>652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53">
                <text:p>653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54">
                <text:p>654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55">
                <text:p>655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56">
                <text:p>656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57">
                <text:p>657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58">
                <text:p>658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59">
                <text:p>659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60">
                <text:p>660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61">
                <text:p>661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62">
                <text:p>662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63">
                <text:p>663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64">
                <text:p>664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65">
                <text:p>665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66">
                <text:p>666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67">
                <text:p>667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68">
                <text:p>668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69">
                <text:p>669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70">
                <text:p>670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71">
                <text:p>671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72">
                <text:p>672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73">
                <text:p>673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74">
                <text:p>674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75">
                <text:p>675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76">
                <text:p>676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77">
                <text:p>677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78">
                <text:p>678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79">
                <text:p>679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80">
                <text:p>680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81">
                <text:p>681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82">
                <text:p>682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83">
                <text:p>683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84">
                <text:p>684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85">
                <text:p>685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86">
                <text:p>686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87">
                <text:p>687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88">
                <text:p>688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89">
                <text:p>689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90">
                <text:p>690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91">
                <text:p>691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92">
                <text:p>692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93">
                <text:p>693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4">
                <text:p>694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5">
                <text:p>695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6">
                <text:p>696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7">
                <text:p>697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98">
                <text:p>698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99">
                <text:p>699</text:p>
              </table:table-cell>
              <table:table-cell office:value-type="float" office:value="1.2696335078534">
                <text:p>1.26963350785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00">
                <text:p>700</text:p>
              </table:table-cell>
              <table:table-cell office:value-type="float" office:value="1.2696335078534">
                <text:p>1.26963350785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